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6.999cm" style:rel-width="100%" table:align="left" fo:background-color="#ffffff">
        <style:background-image/>
      </style:table-properties>
    </style:style>
    <style:style style:name="Table2.A" style:family="table-column">
      <style:table-column-properties style:column-width="3.281cm" style:rel-column-width="1860*"/>
    </style:style>
    <style:style style:name="Table2.B" style:family="table-column">
      <style:table-column-properties style:column-width="2.21cm" style:rel-column-width="1253*"/>
    </style:style>
    <style:style style:name="Table2.C" style:family="table-column">
      <style:table-column-properties style:column-width="5.225cm" style:rel-column-width="2962*"/>
    </style:style>
    <style:style style:name="Table2.D" style:family="table-column">
      <style:table-column-properties style:column-width="3.092cm" style:rel-column-width="1753*"/>
    </style:style>
    <style:style style:name="Table2.E" style:family="table-column">
      <style:table-column-properties style:column-width="3.191cm" style:rel-column-width="1809*"/>
    </style:style>
    <style:style style:name="Table2.1" style:family="table-row">
      <style:table-row-properties fo:background-color="#ffcc99">
        <style:background-image/>
      </style:table-row-properties>
    </style:style>
    <style:style style:name="Table2.A1" style:family="table-cell">
      <style:table-cell-properties style:vertical-align="middle" fo:padding="0.049cm" fo:border-left="0.002cm solid #808080" fo:border-right="none" fo:border-top="0.002cm solid #808080" fo:border-bottom="0.002cm solid #808080"/>
    </style:style>
    <style:style style:name="Table2.E1" style:family="table-cell">
      <style:table-cell-properties style:vertical-align="middle" fo:padding="0.049cm" fo:border="0.002cm solid #808080"/>
    </style:style>
    <style:style style:name="Table2.2" style:family="table-row">
      <style:table-row-properties fo:background-color="#ffff00">
        <style:background-image/>
      </style:table-row-properties>
    </style:style>
    <style:style style:name="Table2.A2" style:family="table-cell">
      <style:table-cell-properties style:vertical-align="middle" fo:padding="0.049cm" fo:border-left="0.002cm solid #808080" fo:border-right="none" fo:border-top="none" fo:border-bottom="0.002cm solid #808080"/>
    </style:style>
    <style:style style:name="Table2.B2" style:family="table-cell">
      <style:table-cell-properties fo:padding="0.049cm" fo:border-left="0.002cm solid #808080" fo:border-right="0.002cm solid #808080" fo:border-top="none" fo:border-bottom="0.002cm solid #808080"/>
    </style:style>
    <style:style style:name="Table2.3" style:family="table-row">
      <style:table-row-properties fo:background-color="#ffffff">
        <style:background-image/>
      </style:table-row-properties>
    </style:style>
    <style:style style:name="Table2.E3" style:family="table-cell">
      <style:table-cell-properties style:vertical-align="middle" fo:padding="0.049cm" fo:border-left="0.002cm solid #808080" fo:border-right="0.002cm solid #808080" fo:border-top="none" fo:border-bottom="0.002cm solid #808080"/>
    </style:style>
    <style:style style:name="Table1" style:family="table">
      <style:table-properties style:width="16.999cm" table:align="margins"/>
    </style:style>
    <style:style style:name="Table1.A" style:family="table-column">
      <style:table-column-properties style:column-width="2.302cm" style:rel-column-width="8874*"/>
    </style:style>
    <style:style style:name="Table1.B" style:family="table-column">
      <style:table-column-properties style:column-width="1.826cm" style:rel-column-width="7038*"/>
    </style:style>
    <style:style style:name="Table1.C" style:family="table-column">
      <style:table-column-properties style:column-width="2.09cm" style:rel-column-width="8058*"/>
    </style:style>
    <style:style style:name="Table1.D" style:family="table-column">
      <style:table-column-properties style:column-width="10.781cm" style:rel-column-width="41565*"/>
    </style:style>
    <style:style style:name="Table1.A1" style:family="table-cell">
      <style:table-cell-properties fo:padding="0.097cm" fo:border-left="0.002cm solid #000000" fo:border-right="none" fo:border-top="0.002cm solid #000000" fo:border-bottom="0.002cm solid #000000"/>
    </style:style>
    <style:style style:name="Table1.D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D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fo:language="fr" fo:country="FR"/>
    </style:style>
    <style:style style:name="P2" style:family="paragraph" style:parent-style-name="Text_20_body">
      <style:paragraph-properties fo:text-align="justify" style:justify-single-word="false"/>
      <style:text-properties fo:language="fr" fo:country="FR"/>
    </style:style>
    <style:style style:name="P3" style:family="paragraph" style:parent-style-name="Text_20_body">
      <style:text-properties fo:language="en" fo:country="US"/>
    </style:style>
    <style:style style:name="P4" style:family="paragraph" style:parent-style-name="Text_20_body">
      <style:text-properties fo:language="en" fo:country="GB"/>
    </style:style>
    <style:style style:name="P5" style:family="paragraph" style:parent-style-name="Standard">
      <style:paragraph-properties fo:text-align="center" style:justify-single-word="false"/>
      <style:text-properties fo:font-size="20pt" fo:language="fr" fo:country="FR" fo:font-weight="bold" style:font-size-asian="20pt" style:font-weight-asian="bold" style:font-size-complex="20pt" style:font-weight-complex="bold"/>
    </style:style>
    <style:style style:name="P6" style:family="paragraph" style:parent-style-name="Standard">
      <style:text-properties fo:language="fr" fo:country="FR"/>
    </style:style>
    <style:style style:name="P7" style:family="paragraph" style:parent-style-name="Standard">
      <style:paragraph-properties fo:text-align="justify" style:justify-single-word="false"/>
      <style:text-properties fo:language="fr" fo:country="FR"/>
    </style:style>
    <style:style style:name="P8" style:family="paragraph" style:parent-style-name="Code">
      <style:text-properties fo:language="fr" fo:country="FR"/>
    </style:style>
    <style:style style:name="P9" style:family="paragraph" style:parent-style-name="Text_20_body" style:master-page-name="">
      <style:paragraph-properties style:page-number="auto" fo:keep-with-next="always"/>
      <style:text-properties fo:language="fr" fo:country="FR"/>
    </style:style>
    <style:style style:name="P10" style:family="paragraph" style:parent-style-name="Table_20_Contents">
      <style:text-properties fo:font-size="9pt" fo:language="fr" fo:country="FR" fo:font-weight="bold" style:font-size-asian="9pt" style:font-size-complex="9pt"/>
    </style:style>
    <style:style style:name="P11" style:family="paragraph" style:parent-style-name="Table_20_Contents">
      <style:paragraph-properties fo:text-align="center" style:justify-single-word="false"/>
      <style:text-properties fo:font-size="9pt" fo:language="fr" fo:country="FR" fo:font-weight="bold" style:font-size-asian="9pt" style:font-size-complex="9pt"/>
    </style:style>
    <style:style style:name="P12" style:family="paragraph" style:parent-style-name="Table_20_Contents">
      <style:text-properties fo:font-size="9pt" fo:language="fr" fo:country="FR" style:font-size-asian="9pt" style:font-size-complex="9pt"/>
    </style:style>
    <style:style style:name="P13" style:family="paragraph" style:parent-style-name="Standard">
      <style:paragraph-properties fo:text-align="center" style:justify-single-word="false"/>
      <style:text-properties fo:language="fr" fo:country="FR"/>
    </style:style>
    <style:style style:name="P14" style:family="paragraph" style:parent-style-name="Text_20_body">
      <style:text-properties fo:language="fr" fo:country="FR"/>
    </style:style>
    <style:style style:name="P15" style:family="paragraph" style:parent-style-name="Text_20_body" style:list-style-name="L2">
      <style:text-properties fo:language="fr" fo:country="FR"/>
    </style:style>
    <style:style style:name="P16" style:family="paragraph" style:parent-style-name="Text_20_body" style:list-style-name="L3">
      <style:text-properties fo:language="fr" fo:country="FR"/>
    </style:style>
    <style:style style:name="P17" style:family="paragraph" style:parent-style-name="Text_20_body" style:list-style-name="L4">
      <style:text-properties fo:language="fr" fo:country="FR"/>
    </style:style>
    <style:style style:name="P18" style:family="paragraph" style:parent-style-name="Text_20_body" style:list-style-name="L5">
      <style:text-properties fo:language="fr" fo:country="FR"/>
    </style:style>
    <style:style style:name="P19" style:family="paragraph" style:parent-style-name="Text_20_body" style:list-style-name="L7">
      <style:text-properties fo:language="fr" fo:country="FR"/>
    </style:style>
    <style:style style:name="P20" style:family="paragraph" style:parent-style-name="Text_20_body" style:list-style-name="L8">
      <style:text-properties fo:language="fr" fo:country="FR"/>
    </style:style>
    <style:style style:name="P21" style:family="paragraph" style:parent-style-name="Text_20_body" style:list-style-name="L9">
      <style:text-properties fo:language="fr" fo:country="FR"/>
    </style:style>
    <style:style style:name="P22" style:family="paragraph" style:parent-style-name="Text_20_body" style:list-style-name="L10">
      <style:text-properties fo:language="fr" fo:country="FR"/>
    </style:style>
    <style:style style:name="P23" style:family="paragraph" style:parent-style-name="Text_20_body" style:list-style-name="L11">
      <style:text-properties fo:language="fr" fo:country="FR"/>
    </style:style>
    <style:style style:name="P24" style:family="paragraph" style:parent-style-name="Text_20_body" style:list-style-name="L12">
      <style:text-properties fo:language="fr" fo:country="FR"/>
    </style:style>
    <style:style style:name="P25" style:family="paragraph" style:parent-style-name="Text_20_body" style:list-style-name="L13">
      <style:text-properties fo:language="fr" fo:country="FR"/>
    </style:style>
    <style:style style:name="P26" style:family="paragraph" style:parent-style-name="Text_20_body" style:list-style-name="L14">
      <style:text-properties fo:language="fr" fo:country="FR"/>
    </style:style>
    <style:style style:name="P27" style:family="paragraph" style:parent-style-name="Text_20_body" style:list-style-name="L5"/>
    <style:style style:name="P28" style:family="paragraph" style:parent-style-name="Text_20_body" style:list-style-name="L6"/>
    <style:style style:name="P29" style:family="paragraph" style:parent-style-name="Text_20_body" style:list-style-name="L15"/>
    <style:style style:name="P30" style:family="paragraph" style:parent-style-name="Heading_20_1" style:list-style-name="L1">
      <style:text-properties fo:language="fr" fo:country="FR"/>
    </style:style>
    <style:style style:name="P31" style:family="paragraph" style:parent-style-name="Heading_20_1" style:list-style-name="L1" style:master-page-name="">
      <style:paragraph-properties style:page-number="auto" fo:break-before="page"/>
      <style:text-properties fo:language="fr" fo:country="FR"/>
    </style:style>
    <style:style style:name="P32" style:family="paragraph" style:parent-style-name="Heading_20_1" style:list-style-name="L1" style:master-page-name="">
      <style:paragraph-properties style:page-number="auto" fo:break-before="page" style:shadow="none"/>
      <style:text-properties fo:language="fr" fo:country="FR"/>
    </style:style>
    <style:style style:name="P33" style:family="paragraph" style:parent-style-name="Heading_20_2" style:list-style-name="L1"/>
    <style:style style:name="P34" style:family="paragraph" style:parent-style-name="Heading_20_2" style:list-style-name="L1">
      <style:text-properties fo:language="fr" fo:country="FR"/>
    </style:style>
    <style:style style:name="P35" style:family="paragraph" style:parent-style-name="Heading_20_3" style:list-style-name="L1"/>
    <style:style style:name="P36" style:family="paragraph" style:parent-style-name="Heading_20_3" style:list-style-name="L1">
      <style:text-properties fo:language="fr" fo:country="FR"/>
    </style:style>
    <style:style style:name="P37" style:family="paragraph" style:parent-style-name="Contents_20_1">
      <style:paragraph-properties>
        <style:tab-stops>
          <style:tab-stop style:position="16.999cm" style:type="right" style:leader-style="dotted" style:leader-text="."/>
        </style:tab-stops>
      </style:paragraph-properties>
    </style:style>
    <style:style style:name="P38" style:family="paragraph" style:parent-style-name="Contents_20_2">
      <style:paragraph-properties>
        <style:tab-stops>
          <style:tab-stop style:position="16.499cm" style:type="right" style:leader-style="dotted" style:leader-text="."/>
        </style:tab-stops>
      </style:paragraph-properties>
    </style:style>
    <style:style style:name="P39"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fo:language="fr" fo:country="FR"/>
    </style:style>
    <style:style style:name="T2" style:family="text">
      <style:text-properties fo:font-weight="bold" style:font-weight-asian="bold" style:font-weight-complex="bold"/>
    </style:style>
    <style:style style:name="T3" style:family="text">
      <style:text-properties fo:language="en" fo:country="US"/>
    </style:style>
    <style:style style:name="T4" style:family="text">
      <style:text-properties style:font-name="Courier New" fo:language="fr" fo:country="FR"/>
    </style:style>
    <style:style style:name="T5" style:family="text">
      <style:text-properties fo:background-color="transparent"/>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style:num-prefix=" " style:num-suffix=" " style:num-format="1">
        <style:list-level-properties text:min-label-distance="0.381cm"/>
      </text:list-level-style-number>
      <text:list-level-style-number text:level="2" text:style-name="Numbering_20_Symbols" style:num-prefix=" " style:num-suffix=" " style:num-format="1" text:display-levels="2">
        <style:list-level-properties text:min-label-distance="0.381cm"/>
      </text:list-level-style-number>
      <text:list-level-style-number text:level="3" text:style-name="Numbering_20_Symbols" style:num-prefix=" " style:num-suffix=" " style:num-format="1" text:display-levels="3">
        <style:list-level-properties text:min-label-distance="0.381cm"/>
      </text:list-level-style-number>
      <text:list-level-style-number text:level="4" text:style-name="Numbering_20_Symbols" style:num-prefix=" " style:num-suffix=" " style:num-format="1" text:display-levels="4">
        <style:list-level-properties text:min-label-distance="0.381cm"/>
      </text:list-level-style-number>
      <text:list-level-style-number text:level="5" text:style-name="Numbering_20_Symbols" style:num-prefix=" " style:num-suffix=" " style:num-format="1" text:display-levels="5">
        <style:list-level-properties text:min-label-distance="0.381cm"/>
      </text:list-level-style-number>
      <text:list-level-style-number text:level="6" text:style-name="Numbering_20_Symbols" style:num-prefix=" " style:num-suffix=" " style:num-format="1" text:display-levels="6">
        <style:list-level-properties text:min-label-distance="0.381cm"/>
      </text:list-level-style-number>
      <text:list-level-style-number text:level="7" text:style-name="Numbering_20_Symbols" style:num-prefix=" " style:num-suffix=" " style:num-format="1" text:display-levels="7">
        <style:list-level-properties text:min-label-distance="0.381cm"/>
      </text:list-level-style-number>
      <text:list-level-style-number text:level="8" text:style-name="Numbering_20_Symbols" style:num-prefix=" " style:num-suffix=" " style:num-format="1" text:display-levels="8">
        <style:list-level-properties text:min-label-distance="0.381cm"/>
      </text:list-level-style-number>
      <text:list-level-style-number text:level="9" text:style-name="Numbering_20_Symbols" style:num-prefix=" " style:num-suffix=" " style:num-format="1" text:display-levels="9">
        <style:list-level-properties text:min-label-distance="0.381cm"/>
      </text:list-level-style-number>
      <text:list-level-style-number text:level="10" text:style-name="Numbering_20_Symbols" style:num-prefix=" " style:num-suffix=" " style:num-format="1" text:display-levels="10">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ocumentation pour ExeFilter version 1.1.0</text:p>
      <text:p text:style-name="P13"/>
      <text:p text:style-name="Text_20_body">Note importante: à partir de la version 1.1.2, seule la version anglaise de cette documentation est maintenue à jour régulièrement. Il est donc recommandé de se reporter au fichier ExeFilter_documentation_EN.pdf pour obtenir les informations les plus à jour. <text:s/></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ternet_20_link"/>
            <text:index-entry-link-end/>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Sommaire</text:p>
          </text:index-title>
          <text:p text:style-name="P37"><text:s/>1 A propos<text:tab/>1</text:p>
          <text:p text:style-name="P37"><text:s/>2 Licence<text:tab/>3</text:p>
          <text:p text:style-name="P37"><text:s/>3 Téléchargement<text:tab/>4</text:p>
          <text:p text:style-name="P38"><text:s/>3.1 Pré-requis<text:tab/>4</text:p>
          <text:p text:style-name="P39"><text:s/>3.1.1 Système d'exploitation<text:tab/>4</text:p>
          <text:p text:style-name="P39"><text:s/>3.1.2 Interpréteur Python<text:tab/>4</text:p>
          <text:p text:style-name="P39"><text:s/>3.1.3 Extensions Win32 pour Python (pywin32)<text:tab/>4</text:p>
          <text:p text:style-name="P39"><text:s/>3.1.4 module Path<text:tab/>4</text:p>
          <text:p text:style-name="P38"><text:s/>3.2 ExeFilter<text:tab/>4</text:p>
          <text:p text:style-name="P38"><text:s/>3.3 Outils complémentaires<text:tab/>4</text:p>
          <text:p text:style-name="P39"><text:s/>3.3.1 Antivirus ClamAV et PyClamd<text:tab/>4</text:p>
          <text:p text:style-name="P39"><text:s/>3.3.2 Antivirus F-Prot<text:tab/>5</text:p>
          <text:p text:style-name="P37"><text:s/>4 Installation<text:tab/>6</text:p>
          <text:p text:style-name="P38"><text:s/>4.1 Default encoding<text:tab/>6</text:p>
          <text:p text:style-name="P38"><text:s/>4.2 Première utilisation<text:tab/>6</text:p>
          <text:p text:style-name="P37"><text:s/>5 Utilisation<text:tab/>7</text:p>
          <text:p text:style-name="P38"><text:s/>5.1 ExeFilter comme script<text:tab/>7</text:p>
          <text:p text:style-name="P39"><text:s/>5.1.1 Journaux<text:tab/>7</text:p>
          <text:p text:style-name="P39"><text:s/>5.1.2 Rapports<text:tab/>7</text:p>
          <text:p text:style-name="P39"><text:s/>5.1.3 Archivage<text:tab/>7</text:p>
          <text:p text:style-name="P38"><text:s/>5.2 ExeFilter comme module Python<text:tab/>7</text:p>
          <text:p text:style-name="P37"><text:s/>6 Configuration – Administration<text:tab/>9</text:p>
          <text:p text:style-name="P38"><text:s/>6.1 Créer un nouveau fichier de configuration <text:tab/>9</text:p>
          <text:p text:style-name="P38"><text:s/>6.2 Utiliser un fichier de configuration<text:tab/>9</text:p>
          <text:p text:style-name="P38"><text:s/>6.3 Paramètres disponibles<text:tab/>9</text:p>
          <text:p text:style-name="P37"><text:s/>7 Contribuer au projet ExeFilter<text:tab/>14</text:p>
          <text:p text:style-name="P38"><text:s/>7.1 Contact<text:tab/>14</text:p>
          <text:p text:style-name="P38"><text:s/>7.2 Signaler des erreurs<text:tab/>14</text:p>
          <text:p text:style-name="P38"><text:s/>7.3 Signaler une vulnérabilité<text:tab/>14</text:p>
          <text:p text:style-name="P38"><text:s/>7.4 Tester différents environnements<text:tab/>14</text:p>
          <text:p text:style-name="P38"><text:s/>7.5 Créer de nouveaux filtres<text:tab/>14</text:p>
          <text:p text:style-name="P38"><text:s/>7.6 Participer au développement<text:tab/>15</text:p>
          <text:p text:style-name="P38"><text:s/>7.7 Participer à la documentation<text:tab/>15</text:p>
          <text:p text:style-name="P37"><text:s/>8 Références<text:tab/>16</text:p>
          <text:p text:style-name="P37"><text:s/>9 Historique du document<text:tab/>17</text:p>
        </text:index-body>
      </text:table-of-content>
      <text:p text:style-name="P6"/>
      <text:list xml:id="list40485587" text:style-name="L1">
        <text:list-item>
          <text:h text:style-name="P30" text:outline-level="1">A propos</text:h>
        </text:list-item>
      </text:list>
      <text:p text:style-name="P2">ExeFilter est un logiciel d'analyse de contenu conçu pour filtrer des fichiers ou des courriels, afin de ne laisser passer que des contenus maîtrisés, statiques et inoffensifs. L'objectif principal est d'améliorer la protection de systèmes d'information particulièrement sensibles, en réduisant le risque de laisser entrer du code malveillant sous toutes ses formes (exécutables binaires, scripts, macros, objets inclus, exploits, ...). </text:p>
      <text:p text:style-name="P2"><text:soft-page-break/>ExeFilter permet d'appliquer une politique de filtrage stricte, pour n’accepter que certains formats de fichiers connus et maîtrisés. La correspondance entre le nom des fichiers (en particulier leur extension) et leur structure interne est vérifiée. Tout contenu actif comme un fichier exécutable, une macro ou un script peut être bloqué ou nettoyé (cf. <text:bookmark-ref text:reference-format="text" text:ref-name="ref_SSTIC03">[SSTIC03]</text:bookmark-ref> et <text:bookmark-ref text:reference-format="text" text:ref-name="ref_SSTIC04">[SSTIC04]</text:bookmark-ref>). L’analyse est récursive si des formats conteneurs sont détectés (archives ZIP, TAR, e-mails, …).</text:p>
      <text:p text:style-name="P2">Ce module est conçu de façon générique, afin de pouvoir l’employer pour diverses applications: filtrage de supports amovibles, protocoles HTTP, FTP, SMTP, …</text:p>
      <text:p text:style-name="P2">Aujourd’hui des filtres ont été créés pour analyser les formats les plus usuels : TXT, HTML, PDF, DOC, XLS, PPT, RTF, JPG, GIF, MP3, AVI, ZIP, …</text:p>
      <text:p text:style-name="P2">ExeFilter est développé intégralement en langage Python, ce qui permet d'assurer une très bonne portabilité et la possibilité d'étendre facilement ses fonctionnalités et les formats pris en charge.</text:p>
      <text:p text:style-name="P2">Ce projet est développé par le CELAR depuis 2004, et diffusé comme logiciel libre sous licence CeCILL v2 depuis mars 2008. Cf. <text:bookmark-ref text:reference-format="text" text:ref-name="ref_SSTIC06">[SSTIC06]</text:bookmark-ref> pour une présentation plus détaillée.</text:p>
      <text:p text:style-name="P1">Cette version libre est actuellement en phase de développement. Certaines fonctions ne sont pas encore parfaitement finalisées et testées. Il est donc déconseillé de l'employer sur un système en production pour l'instant.</text:p>
      <text:p text:style-name="P1"/>
      <text:list xml:id="list41188681" text:continue-numbering="true" text:style-name="L1">
        <text:list-item>
          <text:h text:style-name="P31" text:outline-level="1">Licence</text:h>
        </text:list-item>
      </text:list>
      <text:p text:style-name="P1">Le logiciel ExeFilter est diffusé en tant que logiciel libre sous licence CeCILL v2 :</text:p>
      <text:p text:style-name="P1"/>
      <text:p text:style-name="P1">ExeFilter est un logiciel qui permet de filtrer des fichiers, courriels ou pages web, afin de supprimer tout code exécutable et tout contenu potentiellement dangereux en terme de sécurité informatique.</text:p>
      <text:p text:style-name="P1">Copyright DGA/CELAR 2004-2008</text:p>
      <text:p text:style-name="P4">Copyright NATO/NC3A 2008 (modifications PL après la v1.1.0)</text:p>
      <text:p text:style-name="P1">Auteurs:</text:p>
      <text:p text:style-name="P1">- Philippe Lagadec (PL) - philippe.lagadec(a)laposte.net</text:p>
      <text:p text:style-name="P1">- Arnaud Kerréneur (AK) - arnaud.kerreneur(a)dga.defense.gouv.fr</text:p>
      <text:p text:style-name="P1">- Tanguy Vinceleux (TV) - tanguy.vinceleux(a)dga.defense.gouv.fr</text:p>
      <text:p text:style-name="P2">Ce logiciel est régi par la licence CeCILL soumise au droit français et respectant les principes de diffusion des logiciels libres. Vous pouvez utiliser, modifier et/ou redistribuer ce programme sous les conditions de la licence CeCILL telle que diffusée par le CEA, le CNRS et l'INRIA sur le site "<text:a xlink:type="simple" xlink:href="http://www.cecill.info/">http://www.cecill.info</text:a>". Une copie de cette licence est jointe dans les fichiers <text:a xlink:type="simple" xlink:href="../Licence_CeCILL_V2-fr.html">Licence_CeCILL_V2-fr.html</text:a> et <text:a xlink:type="simple" xlink:href="../Licence_CeCILL_V2-en.html">Licence_CeCILL_V2-en.html</text:a>.</text:p>
      <text:p text:style-name="P2">En contrepartie de l'accessibilité au code source et des droits de copie, de modification et de redistribution accordés par cette licence, il n'est offert aux utilisateurs qu'une garantie limitée. <text:s/>Pour les mêmes raisons, seule une responsabilité restreinte pèse sur l'auteur du programme, <text:s/>le titulaire des droits patrimoniaux et les concédants successifs.</text:p>
      <text:p text:style-name="P2">A cet égard <text:s/>l'attention de l'utilisateur est attirée sur les risques associés au chargement, <text:s/>à l'utilisation, <text:s/>à la modification et/ou au développement et à la reproduction du logiciel par l'utilisateur étant donné sa spécificité de logiciel libre, qui peut le rendre complexe à manipuler et qui le réserve donc à des développeurs et des professionnels avertis possédant <text:s/>des <text:s/>connaissances <text:s/>informatiques approfondies. <text:s/>Les utilisateurs sont donc invités à charger <text:s/>et <text:s/>tester <text:s/>l'adéquation <text:s/>du logiciel à leurs besoins dans des conditions permettant d'assurer la sécurité de leurs systèmes et ou de leurs données et, plus généralement, à l'utiliser et l'exploiter dans les mêmes conditions de sécurité.</text:p>
      <text:p text:style-name="P2">Le fait que vous puissiez accéder à cet en-tête signifie que vous avez pris connaissance de la licence CeCILL, et que vous en avez accepté les termes.</text:p>
      <text:list xml:id="list41189163" text:continue-numbering="true" text:style-name="L1">
        <text:list-item>
          <text:h text:style-name="P31" text:outline-level="1">Téléchargement</text:h>
        </text:list-item>
      </text:list>
      <text:p text:style-name="P1">Voici les différents fichiers nécessaires pour installer et utiliser ExeFilter.</text:p>
      <text:list xml:id="list41214296" text:continue-numbering="true" text:style-name="L1">
        <text:list-item>
          <text:list>
            <text:list-item>
              <text:h text:style-name="P34" text:outline-level="2">Pré-requis</text:h>
              <text:list>
                <text:list-item>
                  <text:h text:style-name="P36" text:outline-level="3">Système d'exploitation</text:h>
                </text:list-item>
              </text:list>
            </text:list-item>
          </text:list>
        </text:list-item>
      </text:list>
      <text:p text:style-name="P2">ExeFilter est initialement développé pour Windows. Il est également compatible avec d'autres systèmes comme Linux et MacOSX, cependant quelques fonctionnalités ne sont pas encore disponibles ou équivalentes dans tous les cas.</text:p>
      <text:list xml:id="list41204516" text:continue-numbering="true" text:style-name="L1">
        <text:list-item>
          <text:list>
            <text:list-item>
              <text:list>
                <text:list-item>
                  <text:h text:style-name="P36" text:outline-level="3">Interpréteur Python</text:h>
                </text:list-item>
              </text:list>
            </text:list-item>
          </text:list>
        </text:list-item>
      </text:list>
      <text:p text:style-name="P1">Tout d'abord, un interpréteur Python suffisamment récent (version 2.5 ou supérieure recommandée) est nécessaire:</text:p>
      <text:list xml:id="list40468309" text:style-name="L2">
        <text:list-item>
          <text:p text:style-name="P15">Pour la plupart des systèmes, Python est disponible sur le site <text:a xlink:type="simple" xlink:href="http://www.python.org/">http://www.python.org</text:a> </text:p>
        </text:list-item>
        <text:list-item>
          <text:p text:style-name="P15">Pour Windows, il existe aussi une version alternative ActivePython qui inclut quelques modules complémentaires comme pywin32: <text:a xlink:type="simple" xlink:href="http://www.activestate.com/Products/activepython">http://www.activestate.com/Products/activepython</text:a> </text:p>
        </text:list-item>
      </text:list>
      <text:p text:style-name="P1">Note: pour l'instant ExeFilter n'est pas compatible avec la future version Python 3.0 qui induit des modifications significatives dans le langage.</text:p>
      <text:list xml:id="list41207229" text:continue-list="list41204516" text:style-name="L1">
        <text:list-item>
          <text:list>
            <text:list-item>
              <text:list>
                <text:list-item>
                  <text:h text:style-name="P36" text:outline-level="3">Extensions Win32 pour Python (pywin32)</text:h>
                </text:list-item>
              </text:list>
            </text:list-item>
          </text:list>
        </text:list-item>
      </text:list>
      <text:p text:style-name="P1">Sous Windows, le module pywin32 est nécessaire: <text:a xlink:type="simple" xlink:href="http://sourceforge.net/projects/pywin32/">http://sourceforge.net/projects/pywin32/</text:a> </text:p>
      <text:list xml:id="list41210675" text:continue-numbering="true" text:style-name="L1">
        <text:list-item>
          <text:list>
            <text:list-item>
              <text:list>
                <text:list-item>
                  <text:h text:style-name="P35" text:outline-level="3">module Path</text:h>
                </text:list-item>
              </text:list>
            </text:list-item>
          </text:list>
        </text:list-item>
      </text:list>
      <text:p text:style-name="Text_20_body"><text:span text:style-name="T1">Le module path est employé pour simplifier la gestion des fichiers et répertoires. Une version est fournie avec ExeFilter, l'original se trouve à l'adresse </text:span><text:a xlink:type="simple" xlink:href="http://www.jorendorff.com/articles/python/path/"><text:span text:style-name="T1">http://www.jorendorff.com/articles/python/path/</text:span></text:a><text:span text:style-name="T1"> </text:span></text:p>
      <text:list xml:id="list41190284" text:continue-numbering="true" text:style-name="L1">
        <text:list-item>
          <text:list>
            <text:list-item>
              <text:h text:style-name="P34" text:outline-level="2">ExeFilter</text:h>
            </text:list-item>
          </text:list>
        </text:list-item>
      </text:list>
      <text:p text:style-name="P1">Le site officiel du projet ExeFilter est <text:a xlink:type="simple" xlink:href="http://admisource.gouv.fr/projects/exefilter">http://admisource.gouv.fr/projects/exefilter.</text:a></text:p>
      <text:list xml:id="list41191179" text:continue-numbering="true" text:style-name="L1">
        <text:list-item>
          <text:list>
            <text:list-item>
              <text:h text:style-name="P34" text:outline-level="2">Outils complémentaires</text:h>
            </text:list-item>
          </text:list>
        </text:list-item>
      </text:list>
      <text:p text:style-name="P1">Il est possible d'étendre certaines fonctionnalités d'ExeFilter en installant des outils complémentaires:</text:p>
      <text:list xml:id="list41198313" text:continue-numbering="true" text:style-name="L1">
        <text:list-item>
          <text:list>
            <text:list-item>
              <text:list>
                <text:list-item>
                  <text:h text:style-name="P36" text:outline-level="3">Antivirus ClamAV et PyClamd</text:h>
                </text:list-item>
              </text:list>
            </text:list-item>
          </text:list>
        </text:list-item>
      </text:list>
      <text:p text:style-name="P1">ExeFilter peut exploiter l'antivirus ClamAV afin d'analyser chaque fichier. Pour cela il faut tout d'abord installer et configurer ClamAV en mode « daemon » (clamd), puis installer le module PyClamd:</text:p>
      <text:list xml:id="list40495312" text:style-name="L3">
        <text:list-item>
          <text:p text:style-name="P16">ClamAV: <text:a xlink:type="simple" xlink:href="http://www.clamav.net/">http://www.clamav.net/</text:a></text:p>
        </text:list-item>
        <text:list-item>
          <text:p text:style-name="P16">PyClamd: <text:a xlink:type="simple" xlink:href="http://www.decalage.info/python/pyclamd">http://www.decalage.info/python/pyclamd</text:a> (cette page inclut également quelques instructions pour configurer clamd sous Windows)</text:p>
        </text:list-item>
      </text:list>
      <text:list xml:id="list41185406" text:continue-list="list41198313" text:style-name="L1">
        <text:list-item>
          <text:list>
            <text:list-item>
              <text:list>
                <text:list-item>
                  <text:h text:style-name="P36" text:outline-level="3"><text:soft-page-break/>Antivirus F-Prot</text:h>
                </text:list-item>
              </text:list>
            </text:list-item>
          </text:list>
        </text:list-item>
      </text:list>
      <text:p text:style-name="P1">L'antivirus F-Prot peut être employé pour analyser les fichiers, et il peut aussi être utilisé pour améliorer significativement le nettoyage des macros dans les documents Office. Actuellement ExeFilter prend en charge les versions 3 et 6 de F-Prot comme antivirus, et uniquement la version 3 pour le nettoyage de macros. Seule la version Windows est supportée pour l'instant.</text:p>
      <text:list xml:id="list40493298" text:style-name="L4">
        <text:list-item>
          <text:p text:style-name="P17"><text:a xlink:type="simple" xlink:href="http://www.f-prot.com/">http://www.f-prot.com/</text:a> </text:p>
        </text:list-item>
      </text:list>
      <text:list xml:id="list41199542" text:continue-list="list41185406" text:style-name="L1">
        <text:list-item>
          <text:h text:style-name="P31" text:outline-level="1">Installation</text:h>
        </text:list-item>
      </text:list>
      <text:p text:style-name="P1">ExeFilter est pour l'instant fourni simplement sous la forme d'une archive Zip. Pour l'installer il suffit de décompresser cette archive dans le répertoire voulu.</text:p>
      <text:p text:style-name="P1">S'il est prévu d'employer ExeFilter en tant que module importé dans un script Python, il est utile de placer le répertoire ExeFilter dans le dossier site-packages de l'interpréteur Python. Voici quelques emplacements typiques pour ce dossier:</text:p>
      <text:list xml:id="list40494735" text:style-name="L5">
        <text:list-item>
          <text:p text:style-name="P18">Sous Windows: c:\Python25\Lib\site-packages</text:p>
        </text:list-item>
        <text:list-item>
          <text:p text:style-name="P18">Sous Linux: /usr/lib/python2.5/site-packages</text:p>
        </text:list-item>
        <text:list-item>
          <text:p text:style-name="P27"><text:span text:style-name="T1">Sous MacOSX: </text:span><text:span text:style-name="T5">/Library/Python/2.5/site-packages </text:span></text:p>
        </text:list-item>
      </text:list>
      <text:list xml:id="list41211889" text:continue-list="list41199542" text:style-name="L1">
        <text:list-item>
          <text:list>
            <text:list-item>
              <text:h text:style-name="P33" text:outline-level="2">Default encoding</text:h>
            </text:list-item>
          </text:list>
        </text:list-item>
      </text:list>
      <text:p text:style-name="P1">Pour éviter certaines erreurs d'exécution dues à la prise en charge d'Unicode, il est utile de créer ou compléter un fichier <text:span text:style-name="T2">sitecustomize.py</text:span> dans le dossier site-packages de l'interpréteur Python avec les lignes suivantes:</text:p>
      <text:p text:style-name="P8">import sys</text:p>
      <text:p text:style-name="P8">sys.setdefaultencoding('latin_1')</text:p>
      <text:p text:style-name="P1">Note: Dans la version actuelle d'ExeFilter, le support des noms de fichiers Unicode ne fonctionne correctement que sous Windows. Des modifications importantes sont prévues pour améliorer la portabilité sur les autres systèmes.</text:p>
      <text:list xml:id="list41215135" text:continue-numbering="true" text:style-name="L1">
        <text:list-item>
          <text:list>
            <text:list-item>
              <text:h text:style-name="P34" text:outline-level="2">Première utilisation</text:h>
            </text:list-item>
          </text:list>
        </text:list-item>
      </text:list>
      <text:p text:style-name="P1">Pour tester le bon fonctionnement d'ExeFilter, ouvrir un shell (sous Unix) ou une fenêtre CMD.exe (sous Windows) et lancer simplement le script sans option pour afficher la bannière et les options disponibles:</text:p>
      <text:list xml:id="list40478885" text:style-name="L6">
        <text:list-item>
          <text:p text:style-name="P28"><text:span text:style-name="T1">Sous Windows: </text:span><text:span text:style-name="T4">ExeFilter.py</text:span></text:p>
        </text:list-item>
        <text:list-item>
          <text:p text:style-name="P28"><text:span text:style-name="T1">Sous Unix: </text:span><text:span text:style-name="T4">python ExeFilter.py</text:span></text:p>
        </text:list-item>
      </text:list>
      <text:p text:style-name="P7">Ensuite, pour vérifier que le filtrage fonctionne correctement, une série de fichiers est fournie dans un répertoire TESTS. La commande suivante permet de recopier ces fichiers dans le répertoire Resultats en appliquant la politique de filtrage par défaut:</text:p>
      <text:p text:style-name="Code">ExeFilter.py TESTS -d Resultats</text:p>
      <text:p text:style-name="P2">La liste des fichiers analysés peut ensuite être consultée dans un rapport HTML situé dans le répertoire log/rapports.</text:p>
      <text:p text:style-name="P2">En cas d'anomalie, le répertoire log/journaux contient des journaux plus détaillés. Il peut également être utile de refaire le même test en mode “debug” grâce à l'option -v, et vérifier ensuite le journal:</text:p>
      <text:p text:style-name="Code">ExeFilter.py TESTS -d Resultats -v</text:p>
      <text:list xml:id="list41208231" text:continue-list="list41215135" text:style-name="L1">
        <text:list-item>
          <text:h text:style-name="P31" text:outline-level="1">Utilisation</text:h>
        </text:list-item>
      </text:list>
      <text:p text:style-name="P1">ExeFilter peut être utilisé de deux façons:</text:p>
      <text:list xml:id="list40489691" text:style-name="L7">
        <text:list-item>
          <text:p text:style-name="P19">Comme script depuis la ligne de commande (shell)</text:p>
        </text:list-item>
        <text:list-item>
          <text:p text:style-name="P19">Comme module Python importé dans un autre script.</text:p>
        </text:list-item>
      </text:list>
      <text:list xml:id="list41193417" text:continue-list="list41208231" text:style-name="L1">
        <text:list-item>
          <text:list>
            <text:list-item>
              <text:h text:style-name="P33" text:outline-level="2">ExeFilter comme script</text:h>
            </text:list-item>
          </text:list>
        </text:list-item>
      </text:list>
      <text:p text:style-name="P1">Lancé comme script depuis un shell, ExeFilter permet d'analyser et filtrer un ensemble de fichiers et/ou de répertoires, et de recopier le résultat dans un répertoire destination. Les fichiers et/ou répertoires sources sont simplement spécifiés comme arguments sur la ligne de commande en les séparant par des espaces, et la destination est indiquée par l'option « -d » :</text:p>
      <text:p text:style-name="Code">ExeFilter &lt;sources&gt; -d &lt;destination&gt;</text:p>
      <text:p text:style-name="Text_20_body">Exemple:</text:p>
      <text:p text:style-name="Code">ExeFilter D:\exefilter\depot F:\download\test.zip -d D:\exefilter\resultat</text:p>
      <text:list xml:id="list41212525" text:continue-numbering="true" text:style-name="L1">
        <text:list-item>
          <text:list>
            <text:list-item>
              <text:list>
                <text:list-item>
                  <text:h text:style-name="P35" text:outline-level="3">Journaux</text:h>
                </text:list-item>
              </text:list>
            </text:list-item>
          </text:list>
        </text:list-item>
      </text:list>
      <text:p text:style-name="P1">Par défaut, ExeFilter crée deux fichiers journaux dans le sous-répertoire « log\journaux » à chaque exécution:</text:p>
      <text:list xml:id="list40470344" text:style-name="L8">
        <text:list-item>
          <text:p text:style-name="P20">Un journal sécurité qui contient un résumé des fichiers filtrés.</text:p>
        </text:list-item>
        <text:list-item>
          <text:p text:style-name="P20">Un journal technique de débogage qui fournit de nombreux détails sur le filtrage en cas d'anomalie.</text:p>
        </text:list-item>
      </text:list>
      <text:p text:style-name="P1">Il est possible de changer leur emplacement ou de les désactiver en modifiant les paramètres du fichier de configuration. Il est aussi possible de journaliser vers un serveur syslog. (cf. chapitre configuration)</text:p>
      <text:list xml:id="list41184596" text:continue-list="list41212525" text:style-name="L1">
        <text:list-item>
          <text:list>
            <text:list-item>
              <text:list>
                <text:list-item>
                  <text:h text:style-name="P35" text:outline-level="3">Rapports</text:h>
                </text:list-item>
              </text:list>
            </text:list-item>
          </text:list>
        </text:list-item>
      </text:list>
      <text:p text:style-name="P1">Par défaut, ExeFilter crée deux fichiers rapports dans le sous-répertoire « log\rapports » à chaque exécution:</text:p>
      <text:list xml:id="list40469389" text:style-name="L9">
        <text:list-item>
          <text:p text:style-name="P21">Un rapport au format HTML qui contient un résumé des fichiers filtrés destiné à l'utilisateur qui a demandé le transfert.</text:p>
        </text:list-item>
        <text:list-item>
          <text:p text:style-name="P21">Un rapport au format XML contenant les mêmes informations, destiné à être visualisé dans une interface graphique.</text:p>
        </text:list-item>
      </text:list>
      <text:p text:style-name="P1">Il est possible de changer leur emplacement ou de les désactiver en modifiant les paramètres du fichier de configuration. (cf. chapitre configuration)</text:p>
      <text:list xml:id="list41205337" text:continue-list="list41184596" text:style-name="L1">
        <text:list-item>
          <text:list>
            <text:list-item>
              <text:list>
                <text:list-item>
                  <text:h text:style-name="P35" text:outline-level="3">Archivage</text:h>
                </text:list-item>
              </text:list>
            </text:list-item>
          </text:list>
        </text:list-item>
      </text:list>
      <text:p text:style-name="P1">La version actuelle d'ExeFilter archive une copie de chaque fichier analysé dans un répertoire « archivage », dont la taille totale est limitée. Dans une future version il sera possible de désactiver cette fonctionnalité.</text:p>
      <text:list xml:id="list41207701" text:continue-numbering="true" text:style-name="L1">
        <text:list-item>
          <text:list>
            <text:list-item>
              <text:h text:style-name="P34" text:outline-level="2">ExeFilter comme module Python</text:h>
            </text:list-item>
          </text:list>
        </text:list-item>
      </text:list>
      <text:p text:style-name="P1">ExeFilter peut être employé comme module afin de l'intégrer dans un script ou une application <text:soft-page-break/>écrits en langage Python. Il est ainsi possible d'utiliser son moteur de filtrage pour analyser tout type de protocole transportant des fichiers ou des contenus similaires: HTTP, SMTP, FTP, etc. La seule limitation actuelle est qu'ExeFilter ne peut filtrer que des fichiers stockés sur disque et non en mémoire.</text:p>
      <text:p text:style-name="P1">Pour cela, la fonction principale est « transfert() » dans le module ExeFilter.py. Se reporter au code source du module pour le détail des paramètres à employer.</text:p>
      <text:p text:style-name="P9">Voici un exemple simple d'utilisation, reprenant les mêmes paramètres que précédemment:</text:p>
      <text:p text:style-name="Code">import ExeFilter, Politique</text:p>
      <text:p text:style-name="Code"># On crée d'abord une politique par défaut:</text:p>
      <text:p text:style-name="Code">pol = Politique.Politique()</text:p>
      <text:p text:style-name="Code"># On peut lire la config depuis un fichier:</text:p>
      <text:p text:style-name="Code">pol.lire_config('exefilter.cfg')</text:p>
      <text:p text:style-name="Code"># liste des répertoires/fichiers à analyser:</text:p>
      <text:p text:style-name="Code">sources = ['D:\\exefilter\\depot', 'F:\\download\\test.zip'] </text:p>
      <text:p text:style-name="Code"># répertoire destination:</text:p>
      <text:p text:style-name="Code">dest = 'D:\\exefilter\\resultat' </text:p>
      <text:p text:style-name="Code"># Lancement du transfert pour analyser/filtrer les fichiers:</text:p>
      <text:p text:style-name="Code">ExeFilter.transfert(sources, dest, pol=pol)</text:p>
      <text:list xml:id="list41200309" text:continue-numbering="true" text:style-name="L1">
        <text:list-item>
          <text:h text:style-name="P32" text:outline-level="1">Configuration – Administration</text:h>
        </text:list-item>
      </text:list>
      <text:p text:style-name="P1">ExeFilter est fourni avec une configuration par défaut, ce qui permet de tester rapidement l'outil. Il est cependant possible d'adapter cette configuration au système et aux besoins. </text:p>
      <text:p text:style-name="P1">La configuration d'ExeFilter est constituée de deux parties: les paramètres du logiciel, et la politique de filtrage. </text:p>
      <text:list xml:id="list40462867" text:style-name="L10">
        <text:list-item>
          <text:p text:style-name="P22">Paramètres: configuration générale du logiciel (chemins des répertoires pour les journaux et rapports, antivirus utilisés, etc.)</text:p>
        </text:list-item>
        <text:list-item>
          <text:p text:style-name="P22">Politique de filtrage: formats de fichiers autorisés et options pour chacun des formats. Il peut <text:s/>être utile de se reporter à <text:bookmark-ref text:reference-format="text" text:ref-name="ref_SSTIC03">[SSTIC03]</text:bookmark-ref> pour décider quels formats autoriser ou non.</text:p>
        </text:list-item>
      </text:list>
      <text:p text:style-name="P1">Ces deux parties peuvent être fournies sous la forme d'un ou deux fichiers au format « ini ».</text:p>
      <text:list xml:id="list41216458" text:continue-list="list41200309" text:style-name="L1">
        <text:list-item>
          <text:list>
            <text:list-item>
              <text:h text:style-name="P34" text:outline-level="2">Créer un nouveau fichier de configuration </text:h>
            </text:list-item>
          </text:list>
        </text:list-item>
      </text:list>
      <text:p text:style-name="P1">Le script ExeFilter dispose d'une option pour créer un nouveau fichier de configuration avec les paramètres par défaut:</text:p>
      <text:p text:style-name="Code">ExeFilter <text:span text:style-name="T2">-n</text:span> &lt;fichier.cfg&gt;</text:p>
      <text:p text:style-name="P1">Le fichier obtenu contient à la fois les paramètres et la politique de filtrage. Il peut être utilisé tel quel ou bien séparé en deux fichiers distincts suivant les besoins. La section « [ExeFilter] » contient les paramètres, tandis que les sections « [Filtre_xxx] » contiennent les options pour chaque format de fichier.</text:p>
      <text:list xml:id="list41190502" text:continue-numbering="true" text:style-name="L1">
        <text:list-item>
          <text:list>
            <text:list-item>
              <text:h text:style-name="P34" text:outline-level="2">Utiliser un fichier de configuration</text:h>
            </text:list-item>
          </text:list>
        </text:list-item>
      </text:list>
      <text:p text:style-name="P1">Pour employer un fichier de configuration avec le script ExeFilter, utiliser les options -c et/ou -p (ces deux options ont une fonction identique mais permettent de séparer la configuration en deux fichiers si besoin):</text:p>
      <text:p text:style-name="Code">ExeFilter <text:span text:style-name="T2">-c</text:span> &lt;config.cfg&gt; <text:span text:style-name="T2">-p</text:span> &lt;politique.cfg&gt; &lt;source&gt; -d &lt;destination&gt;</text:p>
      <text:list xml:id="list41204088" text:continue-numbering="true" text:style-name="L1">
        <text:list-item>
          <text:list>
            <text:list-item>
              <text:h text:style-name="P34" text:outline-level="2">Paramètres disponibles</text:h>
            </text:list-item>
          </text:list>
        </text:list-item>
      </text:list>
      <text:p text:style-name="P1">Le script ExeFilter dispose d'une option pour créer une page HTML listant tous les paramètres disponibles, leur description détaillée et leur valeur par défaut:</text:p>
      <text:p text:style-name="P8">ExeFilter <text:span text:style-name="T2">-e</text:span> &lt;fichier.html&gt;</text:p>
      <text:p text:style-name="P1">Voici la liste des paramètres disponibles:</text:p>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Code Paramètre</text:p>
          </table:table-cell>
          <table:table-cell table:style-name="Table2.A1" office:value-type="string">
            <text:p text:style-name="P11">Nom</text:p>
          </table:table-cell>
          <table:table-cell table:style-name="Table2.A1" office:value-type="string">
            <text:p text:style-name="P11">Description</text:p>
          </table:table-cell>
          <table:table-cell table:style-name="Table2.A1" office:value-type="string">
            <text:p text:style-name="P11">Valeur</text:p>
          </table:table-cell>
          <table:table-cell table:style-name="Table2.E1" office:value-type="string">
            <text:p text:style-name="P11">Valeur par défaut</text:p>
          </table:table-cell>
        </table:table-row>
        <table:table-row table:style-name="Table2.2">
          <table:table-cell table:style-name="Table2.A2" office:value-type="string">
            <text:p text:style-name="P11">section [ExeFilter]</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antivirus_clamd</text:p>
          </table:table-cell>
          <table:table-cell table:style-name="Table2.A2" office:value-type="string">
            <text:p text:style-name="P12">Utiliser l'antivirus ClamAV (serveur clamd)</text:p>
          </table:table-cell>
          <table:table-cell table:style-name="Table2.A2" office:value-type="string">
            <text:p text:style-name="P12">Utiliser la version serveur de l'antivirus ClamAV (clamd) pour analyser les fichiers acceptes. Clamd doit tourner en tant que service sur la machine locale.</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antivirus_fpcmd</text:p>
          </table:table-cell>
          <table:table-cell table:style-name="Table2.A2" office:value-type="string">
            <text:p text:style-name="P12">Utiliser l'antivirus F-Prot 3 (fpcmd)</text:p>
          </table:table-cell>
          <table:table-cell table:style-name="Table2.A2" office:value-type="string">
            <text:p text:style-name="P12">Utiliser la version ligne de commande de l'antivirus F-Prot 3 (fpcmd) pour analyser les fichiers acceptes. Attention cela peut degrader significativement les performances.</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antivirus_fpscan</text:p>
          </table:table-cell>
          <table:table-cell table:style-name="Table2.A2" office:value-type="string">
            <text:p text:style-name="P12">Utiliser l'antivirus F-Prot 6 (fpscan)</text:p>
          </table:table-cell>
          <table:table-cell table:style-name="Table2.A2" office:value-type="string">
            <text:p text:style-name="P12">Utiliser la version ligne de commande de l'antivirus F-Prot 6 (fpscan) pour analyser les fichiers acceptes. Attention cela peut degrader significativement les <text:soft-page-break/>performances.</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clamd_port</text:p>
          </table:table-cell>
          <table:table-cell table:style-name="Table2.A2" office:value-type="string">
            <text:p text:style-name="P12">Port du serveur antivirus clamd</text:p>
          </table:table-cell>
          <table:table-cell table:style-name="Table2.A2" office:value-type="string">
            <text:p text:style-name="P12">En general le serveur clamd tourne sur le port 3310.</text:p>
          </table:table-cell>
          <table:table-cell table:style-name="Table2.A2" office:value-type="string">
            <text:p text:style-name="P12">3310</text:p>
          </table:table-cell>
          <table:table-cell table:style-name="Table2.E3" office:value-type="string">
            <text:p text:style-name="P12">3310</text:p>
          </table:table-cell>
        </table:table-row>
        <table:table-row table:style-name="Table2.3">
          <table:table-cell table:style-name="Table2.A2" office:value-type="string">
            <text:p text:style-name="P10">clamd_serveur</text:p>
          </table:table-cell>
          <table:table-cell table:style-name="Table2.A2" office:value-type="string">
            <text:p text:style-name="P12">Adresse IP ou nom du serveur antivirus clamd</text:p>
          </table:table-cell>
          <table:table-cell table:style-name="Table2.A2" office:value-type="string">
            <text:p text:style-name="P12">En general le serveur clamd tourne sur la meme machine: localhost.</text:p>
          </table:table-cell>
          <table:table-cell table:style-name="Table2.A2" office:value-type="string">
            <text:p text:style-name="P12">localhost</text:p>
          </table:table-cell>
          <table:table-cell table:style-name="Table2.E3" office:value-type="string">
            <text:p text:style-name="P12">localhost</text:p>
          </table:table-cell>
        </table:table-row>
        <table:table-row table:style-name="Table2.3">
          <table:table-cell table:style-name="Table2.A2" office:value-type="string">
            <text:p text:style-name="P10">fpcmd_executable</text:p>
          </table:table-cell>
          <table:table-cell table:style-name="Table2.A2" office:value-type="string">
            <text:p text:style-name="P12">Exécutable de l'antivirus F-Prot 3 (fpcmd)</text:p>
          </table:table-cell>
          <table:table-cell table:style-name="Table2.A2" office:value-type="string">
            <text:p text:style-name="P12">Emplacement du fichier fpcmd de l'antivirus F-Prot 3</text:p>
          </table:table-cell>
          <table:table-cell table:style-name="Table2.A2" office:value-type="string">
            <text:p text:style-name="P12">c:\Program Files\FRISK Software\F-PROT Antivirus for Windows\fpcmd.exe</text:p>
          </table:table-cell>
          <table:table-cell table:style-name="Table2.E3" office:value-type="string">
            <text:p text:style-name="P12">c:\Program Files\FRISK Software\F-PROT Antivirus for Windows\fpcmd.exe</text:p>
          </table:table-cell>
        </table:table-row>
        <table:table-row table:style-name="Table2.3">
          <table:table-cell table:style-name="Table2.A2" office:value-type="string">
            <text:p text:style-name="P10">fpscan_executable</text:p>
          </table:table-cell>
          <table:table-cell table:style-name="Table2.A2" office:value-type="string">
            <text:p text:style-name="P12">Exécutable de l'antivirus F-Prot 6 (fpscan)</text:p>
          </table:table-cell>
          <table:table-cell table:style-name="Table2.A2" office:value-type="string">
            <text:p text:style-name="P12">Emplacement du fichier fpscan de l'antivirus F-Prot 6</text:p>
          </table:table-cell>
          <table:table-cell table:style-name="Table2.A2" office:value-type="string">
            <text:p text:style-name="P12">c:\Program Files\FRISK Software\F-PROT Antivirus for Windows\fpscan.exe</text:p>
          </table:table-cell>
          <table:table-cell table:style-name="Table2.E3" office:value-type="string">
            <text:p text:style-name="P12">c:\Program Files\FRISK Software\F-PROT Antivirus for Windows\fpscan.exe</text:p>
          </table:table-cell>
        </table:table-row>
        <table:table-row table:style-name="Table2.3">
          <table:table-cell table:style-name="Table2.A2" office:value-type="string">
            <text:p text:style-name="P10">journal_debug</text:p>
          </table:table-cell>
          <table:table-cell table:style-name="Table2.A2" office:value-type="string">
            <text:p text:style-name="P12">Ecrire un journal technique de débogage</text:p>
          </table:table-cell>
          <table:table-cell table:style-name="Table2.A2" office:value-type="string">
            <text:p text:style-name="P12">Le journal technique contient les évènements détaillés des transferts, pour un débogage en cas de problèm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journal_securite</text:p>
          </table:table-cell>
          <table:table-cell table:style-name="Table2.A2" office:value-type="string">
            <text:p text:style-name="P12">Ecrire un journal sécurité dans un fichier</text:p>
          </table:table-cell>
          <table:table-cell table:style-name="Table2.A2" office:value-type="string">
            <text:p text:style-name="P12">Le journal sécurité décrit synthétiquement les évènements concernant la sécurité des transfert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journal_syslog</text:p>
          </table:table-cell>
          <table:table-cell table:style-name="Table2.A2" office:value-type="string">
            <text:p text:style-name="P12">Envoyer un journal sécurité par syslog</text:p>
          </table:table-cell>
          <table:table-cell table:style-name="Table2.A2" office:value-type="string">
            <text:p text:style-name="P12">Le journal sécurité décrit synthétiquement les évènements concernant la sécurité des transferts. Syslog permet de centraliser ces journaux par le réseau sur un serveur</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port_syslog</text:p>
          </table:table-cell>
          <table:table-cell table:style-name="Table2.A2" office:value-type="string">
            <text:p text:style-name="P12">Port syslog (numéro de port UDP)</text:p>
          </table:table-cell>
          <table:table-cell table:style-name="Table2.A2" office:value-type="string">
            <text:p text:style-name="P12">Numéro de port UDP du serveur syslog: 514 pour un serveur syslog standard.</text:p>
          </table:table-cell>
          <table:table-cell table:style-name="Table2.A2" office:value-type="string">
            <text:p text:style-name="P12">514</text:p>
          </table:table-cell>
          <table:table-cell table:style-name="Table2.E3" office:value-type="string">
            <text:p text:style-name="P12">514</text:p>
          </table:table-cell>
        </table:table-row>
        <table:table-row table:style-name="Table2.3">
          <table:table-cell table:style-name="Table2.A2" office:value-type="string">
            <text:p text:style-name="P10">rep_archives</text:p>
          </table:table-cell>
          <table:table-cell table:style-name="Table2.A2" office:value-type="string">
            <text:p text:style-name="P12">Répertoire des fichiers archivés</text:p>
          </table:table-cell>
          <table:table-cell table:style-name="Table2.A2" office:value-type="string">
            <text:p text:style-name="P12">Répertoire où sont archivés tous les fichiers transférés</text:p>
          </table:table-cell>
          <table:table-cell table:style-name="Table2.A2" office:value-type="string">
            <text:p text:style-name="P12">archivage\</text:p>
          </table:table-cell>
          <table:table-cell table:style-name="Table2.E3" office:value-type="string">
            <text:p text:style-name="P12">archivage\</text:p>
          </table:table-cell>
        </table:table-row>
        <table:table-row table:style-name="Table2.3">
          <table:table-cell table:style-name="Table2.A2" office:value-type="string">
            <text:p text:style-name="P10">rep_journaux</text:p>
          </table:table-cell>
          <table:table-cell table:style-name="Table2.A2" office:value-type="string">
            <text:p text:style-name="P12">Répertoire des fichiers journaux</text:p>
          </table:table-cell>
          <table:table-cell table:style-name="Table2.A2" office:value-type="string">
            <text:p text:style-name="P12">Répertoire où sont stockés tous les fichiers journaux</text:p>
          </table:table-cell>
          <table:table-cell table:style-name="Table2.A2" office:value-type="string">
            <text:p text:style-name="P12">log\journaux\</text:p>
          </table:table-cell>
          <table:table-cell table:style-name="Table2.E3" office:value-type="string">
            <text:p text:style-name="P12">log\journaux\</text:p>
          </table:table-cell>
        </table:table-row>
        <table:table-row table:style-name="Table2.3">
          <table:table-cell table:style-name="Table2.A2" office:value-type="string">
            <text:p text:style-name="P10">rep_rapports</text:p>
          </table:table-cell>
          <table:table-cell table:style-name="Table2.A2" office:value-type="string">
            <text:p text:style-name="P12">Répertoire des fichiers rapports</text:p>
          </table:table-cell>
          <table:table-cell table:style-name="Table2.A2" office:value-type="string">
            <text:p text:style-name="P12">Répertoire où sont stockés tous les fichiers rapports</text:p>
          </table:table-cell>
          <table:table-cell table:style-name="Table2.A2" office:value-type="string">
            <text:p text:style-name="P12">log\rapports\</text:p>
          </table:table-cell>
          <table:table-cell table:style-name="Table2.E3" office:value-type="string">
            <text:p text:style-name="P12">log\rapports\</text:p>
          </table:table-cell>
        </table:table-row>
        <table:table-row table:style-name="Table2.3">
          <table:table-cell table:style-name="Table2.A2" office:value-type="string">
            <text:p text:style-name="P10">rep_temp</text:p>
          </table:table-cell>
          <table:table-cell table:style-name="Table2.A2" office:value-type="string">
            <text:p text:style-name="P12">Répertoire des fichiers temporaires</text:p>
          </table:table-cell>
          <table:table-cell table:style-name="Table2.A2" office:value-type="string">
            <text:p text:style-name="P12">Répertoire où sont stockés tous les fichiers temporaires</text:p>
          </table:table-cell>
          <table:table-cell table:style-name="Table2.A2" office:value-type="string">
            <text:p text:style-name="P12">temp\</text:p>
          </table:table-cell>
          <table:table-cell table:style-name="Table2.E3" office:value-type="string">
            <text:p text:style-name="P12">temp\</text:p>
          </table:table-cell>
        </table:table-row>
        <table:table-row table:style-name="Table2.3">
          <table:table-cell table:style-name="Table2.A2" office:value-type="string">
            <text:p text:style-name="P10">serveur_syslog</text:p>
          </table:table-cell>
          <table:table-cell table:style-name="Table2.A2" office:value-type="string">
            <text:p text:style-name="P12">Serveur syslog (nom ou adresse IP)</text:p>
          </table:table-cell>
          <table:table-cell table:style-name="Table2.A2" office:value-type="string">
            <text:p text:style-name="P12">Nom ou adresse IP du serveur syslog qui centralise les journaux sécurité.</text:p>
          </table:table-cell>
          <table:table-cell table:style-name="Table2.A2" office:value-type="string">
            <text:p text:style-name="P12">localhost</text:p>
          </table:table-cell>
          <table:table-cell table:style-name="Table2.E3" office:value-type="string">
            <text:p text:style-name="P12">localhost</text:p>
          </table:table-cell>
        </table:table-row>
        <table:table-row table:style-name="Table2.3">
          <table:table-cell table:style-name="Table2.A2" office:value-type="string">
            <text:p text:style-name="P10">taille_archives</text:p>
          </table:table-cell>
          <table:table-cell table:style-name="Table2.A2" office:value-type="string">
            <text:p text:style-name="P12">Taille maximale des archives (en octets)</text:p>
          </table:table-cell>
          <table:table-cell table:style-name="Table2.A2" office:value-type="string">
            <text:p text:style-name="P12">Taille maximale du répertoire où sont archivés tous les fichiers transférés</text:p>
          </table:table-cell>
          <table:table-cell table:style-name="Table2.A2" office:value-type="string">
            <text:p text:style-name="P12">10000000000</text:p>
          </table:table-cell>
          <table:table-cell table:style-name="Table2.E3" office:value-type="string">
            <text:p text:style-name="P12">10000000000</text:p>
          </table:table-cell>
        </table:table-row>
        <table:table-row table:style-name="Table2.3">
          <table:table-cell table:style-name="Table2.A2" office:value-type="string">
            <text:p text:style-name="P10">taille_temp</text:p>
          </table:table-cell>
          <table:table-cell table:style-name="Table2.A2" office:value-type="string">
            <text:p text:style-name="P12">Taille maximale du répertoire temporaire (en octets)</text:p>
          </table:table-cell>
          <table:table-cell table:style-name="Table2.A2" office:value-type="string">
            <text:p text:style-name="P12">Taille maximale du répertoire où sont stockés tous les fichiers temporaires</text:p>
          </table:table-cell>
          <table:table-cell table:style-name="Table2.A2" office:value-type="string">
            <text:p text:style-name="P12">10000000000</text:p>
          </table:table-cell>
          <table:table-cell table:style-name="Table2.E3" office:value-type="string">
            <text:p text:style-name="P12">10000000000</text:p>
          </table:table-cell>
        </table:table-row>
        <table:table-row table:style-name="Table2.2">
          <table:table-cell table:style-name="Table2.A2" office:value-type="string">
            <text:p text:style-name="P11">section [Filtre_AVI]</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BMP]</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Excel]</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detecter_ole_pkg</text:p>
          </table:table-cell>
          <table:table-cell table:style-name="Table2.A2" office:value-type="string">
            <text:p text:style-name="P12">Détecter les objets OLE Package</text:p>
          </table:table-cell>
          <table:table-cell table:style-name="Table2.A2" office:value-type="string">
            <text:p text:style-name="P12">Détecter les objets OLE Package, qui peuvent contenir des fichiers ou des commande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ext:soft-page-break/>
        <table:table-row table:style-name="Table2.3">
          <table:table-cell table:style-name="Table2.A2" office:value-type="string">
            <text:p text:style-name="P10">macros_fpcmd</text:p>
          </table:table-cell>
          <table:table-cell table:style-name="Table2.A2" office:value-type="string">
            <text:p text:style-name="P12">Utiliser F-Prot 3 pour supprimer les macros</text:p>
          </table:table-cell>
          <table:table-cell table:style-name="Table2.A2" office:value-type="string">
            <text:p text:style-name="P12">Utiliser l'antivirus F-Prot 3 (fpcmd)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fpscan</text:p>
          </table:table-cell>
          <table:table-cell table:style-name="Table2.A2" office:value-type="string">
            <text:p text:style-name="P12">Utiliser F-Prot 6 pour supprimer les macros</text:p>
          </table:table-cell>
          <table:table-cell table:style-name="Table2.A2" office:value-type="string">
            <text:p text:style-name="P12">Utiliser l'antivirus F-Prot 6 (fpscan)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win32</text:p>
          </table:table-cell>
          <table:table-cell table:style-name="Table2.A2" office:value-type="string">
            <text:p text:style-name="P12">Utiliser l'API Win32 pour supprimer les macros</text:p>
          </table:table-cell>
          <table:table-cell table:style-name="Table2.A2" office:value-type="string">
            <text:p text:style-name="P12">Utiliser les fonctions de Windows pour supprimer toutes les macros VBA des documents. Cette methode est rapide mais ne couvre que Word et Excel, et ne fonctionne que sous Window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supprimer_macros</text:p>
          </table:table-cell>
          <table:table-cell table:style-name="Table2.A2" office:value-type="string">
            <text:p text:style-name="P12">Supprimer les macros</text:p>
          </table:table-cell>
          <table:table-cell table:style-name="Table2.A2" office:value-type="string">
            <text:p text:style-name="P12">Supprimer toutes les macros VBA des documents. Voir aussi les parametres macros_xxx pour choisir la methode employee. Si aucune methode n'est active, une methode simple sera employee. Cette methode est portable et rapide, mais ne couvre que Word et Excel.</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GIF]</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HTML]</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JPEG]</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MP3]</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PDF]</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supprimer_embeddedfile</text:p>
          </table:table-cell>
          <table:table-cell table:style-name="Table2.A2" office:value-type="string">
            <text:p text:style-name="P12">Supprimer les fichiers inclus</text:p>
          </table:table-cell>
          <table:table-cell table:style-name="Table2.A2" office:value-type="string">
            <text:p text:style-name="P12">Supprimer tout fichier inclus, qui peut camoufler du code executabl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supprimer_fileattachment</text:p>
          </table:table-cell>
          <table:table-cell table:style-name="Table2.A2" office:value-type="string">
            <text:p text:style-name="P12">Supprimer les fichiers attaches</text:p>
          </table:table-cell>
          <table:table-cell table:style-name="Table2.A2" office:value-type="string">
            <text:p text:style-name="P12">Supprimer tout fichier attache, qui peut camoufler du code executabl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supprimer_javascript</text:p>
          </table:table-cell>
          <table:table-cell table:style-name="Table2.A2" office:value-type="string">
            <text:p text:style-name="P12">Supprimer le code Javascript</text:p>
          </table:table-cell>
          <table:table-cell table:style-name="Table2.A2" office:value-type="string">
            <text:p text:style-name="P12">Supprimer tout code Javascript, qui peut declencher des actions a l'insu de l'utilisateur.</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PNG]</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Powerpoint]</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detecter_ole_pkg</text:p>
          </table:table-cell>
          <table:table-cell table:style-name="Table2.A2" office:value-type="string">
            <text:p text:style-name="P12">Détecter les objets OLE Package</text:p>
          </table:table-cell>
          <table:table-cell table:style-name="Table2.A2" office:value-type="string">
            <text:p text:style-name="P12">Détecter les objets OLE Package, qui peuvent contenir des fichiers ou des commande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macros_fpcmd</text:p>
          </table:table-cell>
          <table:table-cell table:style-name="Table2.A2" office:value-type="string">
            <text:p text:style-name="P12">Utiliser F-Prot 3 pour supprimer les macros</text:p>
          </table:table-cell>
          <table:table-cell table:style-name="Table2.A2" office:value-type="string">
            <text:p text:style-name="P12">Utiliser l'antivirus F-Prot 3 (fpcmd)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fpscan</text:p>
          </table:table-cell>
          <table:table-cell table:style-name="Table2.A2" office:value-type="string">
            <text:p text:style-name="P12">Utiliser F-Prot 6 pour supprimer les macros</text:p>
          </table:table-cell>
          <table:table-cell table:style-name="Table2.A2" office:value-type="string">
            <text:p text:style-name="P12">Utiliser l'antivirus F-Prot 6 (fpscan) pour supprimer toutes les macros VBA des documents. Cette methode est lente <text:soft-page-break/>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supprimer_macros</text:p>
          </table:table-cell>
          <table:table-cell table:style-name="Table2.A2" office:value-type="string">
            <text:p text:style-name="P12">Supprimer les macros</text:p>
          </table:table-cell>
          <table:table-cell table:style-name="Table2.A2" office:value-type="string">
            <text:p text:style-name="P12">Supprimer toutes les macros VBA des documents. Voir aussi les parametres macros_xxx pour choisir la methode employee. Si aucune methode n'est active, une methode simple sera employee. Cette methode est portable et rapide, mais ne couvre que Word et Excel.</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Project]</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detecter_ole_pkg</text:p>
          </table:table-cell>
          <table:table-cell table:style-name="Table2.A2" office:value-type="string">
            <text:p text:style-name="P12">Détecter les objets OLE Package</text:p>
          </table:table-cell>
          <table:table-cell table:style-name="Table2.A2" office:value-type="string">
            <text:p text:style-name="P12">Détecter les objets OLE Package, qui peuvent contenir des fichiers ou des commande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macros_fpcmd</text:p>
          </table:table-cell>
          <table:table-cell table:style-name="Table2.A2" office:value-type="string">
            <text:p text:style-name="P12">Utiliser F-Prot 3 pour supprimer les macros</text:p>
          </table:table-cell>
          <table:table-cell table:style-name="Table2.A2" office:value-type="string">
            <text:p text:style-name="P12">Utiliser l'antivirus F-Prot 3 (fpcmd)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fpscan</text:p>
          </table:table-cell>
          <table:table-cell table:style-name="Table2.A2" office:value-type="string">
            <text:p text:style-name="P12">Utiliser F-Prot 6 pour supprimer les macros</text:p>
          </table:table-cell>
          <table:table-cell table:style-name="Table2.A2" office:value-type="string">
            <text:p text:style-name="P12">Utiliser l'antivirus F-Prot 6 (fpscan)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supprimer_macros</text:p>
          </table:table-cell>
          <table:table-cell table:style-name="Table2.A2" office:value-type="string">
            <text:p text:style-name="P12">Supprimer les macros</text:p>
          </table:table-cell>
          <table:table-cell table:style-name="Table2.A2" office:value-type="string">
            <text:p text:style-name="P12">Supprimer toutes les macros VBA des documents. Voir aussi les parametres macros_xxx pour choisir la methode employee. Si aucune methode n'est active, une methode simple sera employee. Cette methode est portable et rapide, mais ne couvre que Word et Excel.</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RTF]</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Texte]</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Visio]</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detecter_ole_pkg</text:p>
          </table:table-cell>
          <table:table-cell table:style-name="Table2.A2" office:value-type="string">
            <text:p text:style-name="P12">Détecter les objets OLE Package</text:p>
          </table:table-cell>
          <table:table-cell table:style-name="Table2.A2" office:value-type="string">
            <text:p text:style-name="P12">Détecter les objets OLE Package, qui peuvent contenir des fichiers ou des commande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macros_fpcmd</text:p>
          </table:table-cell>
          <table:table-cell table:style-name="Table2.A2" office:value-type="string">
            <text:p text:style-name="P12">Utiliser F-Prot 3 pour supprimer les macros</text:p>
          </table:table-cell>
          <table:table-cell table:style-name="Table2.A2" office:value-type="string">
            <text:p text:style-name="P12">Utiliser l'antivirus F-Prot 3 (fpcmd)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fpscan</text:p>
          </table:table-cell>
          <table:table-cell table:style-name="Table2.A2" office:value-type="string">
            <text:p text:style-name="P12">Utiliser F-Prot 6 pour supprimer les macros</text:p>
          </table:table-cell>
          <table:table-cell table:style-name="Table2.A2" office:value-type="string">
            <text:p text:style-name="P12">Utiliser l'antivirus F-Prot 6 (fpscan)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supprimer_macros</text:p>
          </table:table-cell>
          <table:table-cell table:style-name="Table2.A2" office:value-type="string">
            <text:p text:style-name="P12">Supprimer les macros</text:p>
          </table:table-cell>
          <table:table-cell table:style-name="Table2.A2" office:value-type="string">
            <text:p text:style-name="P12">Supprimer toutes les macros VBA des documents. Voir aussi les parametres macros_xxx pour choisir la methode employee. Si aucune methode n'est active, une methode simple sera employee. Cette methode est portable et rapide, mais ne couvre que Word et Excel.</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WAV]</text:p>
          </table:table-cell>
          <table:table-cell table:style-name="Table2.B2" table:number-columns-spanned="4" office:value-type="string">
            <text:p text:style-name="P12"/>
          </table:table-cell>
          <table:covered-table-cell/>
          <table:covered-table-cell/>
          <table:covered-table-cell/>
        </table:table-row>
        <text:soft-page-break/>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Word]</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detecter_ole_pkg</text:p>
          </table:table-cell>
          <table:table-cell table:style-name="Table2.A2" office:value-type="string">
            <text:p text:style-name="P12">Détecter les objets OLE Package</text:p>
          </table:table-cell>
          <table:table-cell table:style-name="Table2.A2" office:value-type="string">
            <text:p text:style-name="P12">Détecter les objets OLE Package, qui peuvent contenir des fichiers ou des commande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macros_fpcmd</text:p>
          </table:table-cell>
          <table:table-cell table:style-name="Table2.A2" office:value-type="string">
            <text:p text:style-name="P12">Utiliser F-Prot 3 pour supprimer les macros</text:p>
          </table:table-cell>
          <table:table-cell table:style-name="Table2.A2" office:value-type="string">
            <text:p text:style-name="P12">Utiliser l'antivirus F-Prot 3 (fpcmd)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fpscan</text:p>
          </table:table-cell>
          <table:table-cell table:style-name="Table2.A2" office:value-type="string">
            <text:p text:style-name="P12">Utiliser F-Prot 6 pour supprimer les macros</text:p>
          </table:table-cell>
          <table:table-cell table:style-name="Table2.A2" office:value-type="string">
            <text:p text:style-name="P12">Utiliser l'antivirus F-Prot 6 (fpscan) pour supprimer toutes les macros VBA des documents. Cette methode est lente mais fiable pour Word, Excel et Powerpoint.</text:p>
          </table:table-cell>
          <table:table-cell table:style-name="Table2.A2" office:value-type="string">
            <text:p text:style-name="P12">0</text:p>
          </table:table-cell>
          <table:table-cell table:style-name="Table2.E3" office:value-type="string">
            <text:p text:style-name="P12">False</text:p>
          </table:table-cell>
        </table:table-row>
        <table:table-row table:style-name="Table2.3">
          <table:table-cell table:style-name="Table2.A2" office:value-type="string">
            <text:p text:style-name="P10">macros_win32</text:p>
          </table:table-cell>
          <table:table-cell table:style-name="Table2.A2" office:value-type="string">
            <text:p text:style-name="P12">Utiliser l'API Win32 pour supprimer les macros</text:p>
          </table:table-cell>
          <table:table-cell table:style-name="Table2.A2" office:value-type="string">
            <text:p text:style-name="P12">Utiliser les fonctions de Windows pour supprimer toutes les macros VBA des documents. Cette methode est rapide mais ne couvre que Word et Excel, et ne fonctionne que sous Windows.</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3">
          <table:table-cell table:style-name="Table2.A2" office:value-type="string">
            <text:p text:style-name="P10">supprimer_macros</text:p>
          </table:table-cell>
          <table:table-cell table:style-name="Table2.A2" office:value-type="string">
            <text:p text:style-name="P12">Supprimer les macros</text:p>
          </table:table-cell>
          <table:table-cell table:style-name="Table2.A2" office:value-type="string">
            <text:p text:style-name="P12">Supprimer toutes les macros VBA des documents. Voir aussi les parametres macros_xxx pour choisir la methode employee. Si aucune methode n'est active, une methode simple sera employee. Cette methode est portable et rapide, mais ne couvre que Word et Excel.</text:p>
          </table:table-cell>
          <table:table-cell table:style-name="Table2.A2" office:value-type="string">
            <text:p text:style-name="P12">1</text:p>
          </table:table-cell>
          <table:table-cell table:style-name="Table2.E3" office:value-type="string">
            <text:p text:style-name="P12">True</text:p>
          </table:table-cell>
        </table:table-row>
        <table:table-row table:style-name="Table2.2">
          <table:table-cell table:style-name="Table2.A2" office:value-type="string">
            <text:p text:style-name="P11">section [Filtre_Zip]</text:p>
          </table:table-cell>
          <table:table-cell table:style-name="Table2.B2" table:number-columns-spanned="4" office:value-type="string">
            <text:p text:style-name="P12"/>
          </table:table-cell>
          <table:covered-table-cell/>
          <table:covered-table-cell/>
          <table:covered-table-cell/>
        </table:table-row>
        <table:table-row table:style-name="Table2.3">
          <table:table-cell table:style-name="Table2.A2" office:value-type="string">
            <text:p text:style-name="P10">format_autorise</text:p>
          </table:table-cell>
          <table:table-cell table:style-name="Table2.A2" office:value-type="string">
            <text:p text:style-name="P12">Format autorisé</text:p>
          </table:table-cell>
          <table:table-cell table:style-name="Table2.A2" office:value-type="string">
            <text:p text:style-name="P12">indique si ce format est autorisé ou non par la politique de filtrage</text:p>
          </table:table-cell>
          <table:table-cell table:style-name="Table2.A2" office:value-type="string">
            <text:p text:style-name="P12">1</text:p>
          </table:table-cell>
          <table:table-cell table:style-name="Table2.E3" office:value-type="string">
            <text:p text:style-name="P12">True</text:p>
          </table:table-cell>
        </table:table-row>
      </table:table>
      <text:p text:style-name="Text_20_body"/>
      <text:list xml:id="list41199184" text:continue-numbering="true" text:style-name="L1">
        <text:list-item>
          <text:h text:style-name="P31" text:outline-level="1">Contribuer au projet ExeFilter</text:h>
        </text:list-item>
      </text:list>
      <text:p text:style-name="P1">ExeFilter est un logiciel libre, il est donc très important de contribuer au projet pour qu'il puisse progresser. Il existe de nombreuses possibilités pour apporter de l'aide.</text:p>
      <text:list xml:id="list41200638" text:continue-numbering="true" text:style-name="L1">
        <text:list-item>
          <text:list>
            <text:list-item>
              <text:h text:style-name="P34" text:outline-level="2">Contact</text:h>
            </text:list-item>
          </text:list>
        </text:list-item>
      </text:list>
      <text:p text:style-name="P1">Dans tous les cas, voici les adresses à utiliser pour contacter l'équipe du projet:</text:p>
      <text:list xml:id="list40463572" text:style-name="L11">
        <text:list-item>
          <text:p text:style-name="P23">Philippe Lagadec: philippe.lagadec(a)laposte.net</text:p>
        </text:list-item>
        <text:list-item>
          <text:p text:style-name="P23">Arnaud Kerréneur: arnaud.kerreneur(a)dga.defense.gouv.fr</text:p>
        </text:list-item>
      </text:list>
      <text:list xml:id="list41199401" text:continue-list="list41200638" text:style-name="L1">
        <text:list-item>
          <text:list>
            <text:list-item>
              <text:h text:style-name="P34" text:outline-level="2">Signaler des erreurs</text:h>
            </text:list-item>
          </text:list>
        </text:list-item>
      </text:list>
      <text:p text:style-name="P1">Si vous détectez une anomalie de fonctionnement, une incompatibilité ou bien un fichier qui est bloqué ou accepté à tort, merci de nous transmettre tous les détails nécessaires. </text:p>
      <text:p text:style-name="P1">Si possible, voici les informations qui sont utiles pour comprendre le problème:</text:p>
      <text:list xml:id="list40479160" text:style-name="L12">
        <text:list-item>
          <text:p text:style-name="P24">Une description détaillée des circonstances (mode d'utilisation, type de contenu analysé, système d'exploitation, versions de Python et d'ExeFilter installées, etc.)</text:p>
        </text:list-item>
        <text:list-item>
          <text:p text:style-name="P24">Des échantillons de fichiers permettant de reproduire le problème</text:p>
        </text:list-item>
        <text:list-item>
          <text:p text:style-name="P24">Le journal debug correspondant, si possible en ayant lancé ExeFilter avec l'option « -v ».</text:p>
        </text:list-item>
      </text:list>
      <text:list xml:id="list41189497" text:continue-list="list41199401" text:style-name="L1">
        <text:list-item>
          <text:list>
            <text:list-item>
              <text:h text:style-name="P34" text:outline-level="2">Signaler une vulnérabilité</text:h>
            </text:list-item>
          </text:list>
        </text:list-item>
      </text:list>
      <text:p text:style-name="P1">Comme pour tout logiciel de sécurité, la détection d'une vulnérabilité est primordiale. Dans ce cas, merci de <text:s/>contacter rapidement l'équipe projet avant toute diffusion publique de l'information. Il est préférable de fournir un correctif de sécurité aux utilisateurs avant de publier toute information sur la vulnérabilité.</text:p>
      <text:p text:style-name="P1">Une liste de diffusion sera prochainement mise en place pour que les utilisateurs puissent être informés rapidement de chaque nouvelle version et de la diffusion de correctifs de sécurité.</text:p>
      <text:list xml:id="list41190858" text:continue-numbering="true" text:style-name="L1">
        <text:list-item>
          <text:list>
            <text:list-item>
              <text:h text:style-name="P34" text:outline-level="2">Tester différents environnements</text:h>
            </text:list-item>
          </text:list>
        </text:list-item>
      </text:list>
      <text:p text:style-name="P1">L'équipe projet ne peut pas tester ExeFilter dans toutes les configurations possibles sur divers systèmes d'exploitation. Merci de nous signaler tout test réussi ou non ainsi que la configuration employée.</text:p>
      <text:p text:style-name="P1">Voici pour l'instant les plate-formes testées:</text:p>
      <text:list xml:id="list40480313" text:style-name="L13">
        <text:list-item>
          <text:p text:style-name="P25">Windows XP SP2 avec Python 2.5</text:p>
        </text:list-item>
        <text:list-item>
          <text:p text:style-name="P25">Linux Fedora core 8 avec Python 2.5.1</text:p>
        </text:list-item>
        <text:list-item>
          <text:p text:style-name="P25">MacOSX 10.3.9 avec Python 2.5</text:p>
        </text:list-item>
      </text:list>
      <text:list xml:id="list41200908" text:continue-list="list41190858" text:style-name="L1">
        <text:list-item>
          <text:list>
            <text:list-item>
              <text:h text:style-name="P34" text:outline-level="2">Créer de nouveaux filtres</text:h>
            </text:list-item>
          </text:list>
        </text:list-item>
      </text:list>
      <text:p text:style-name="P1">Il est possible de créer de nouveaux filtres pour prendre en charge des formats de fichiers supplémentaires. Si vous souhaitez ajouter un format ou améliorer la prise en charge d'un format existant, la première chose à faire est de contacter l'équipe projet pour savoir s'il n'y a pas déjà un développement en cours pour ce format.</text:p>
      <text:p text:style-name="P1">Pour créer un nouveau filtre, voici un résumé des actions à effectuer:</text:p>
      <text:list xml:id="list40473129" text:style-name="L14">
        <text:list-item>
          <text:p text:style-name="P26"><text:soft-page-break/>identifier s'il s'agit d'un filtre simple (qui accepte ou bloque sans nettoyer) ou d'un filtre complexe (qui peut modifier les fichiers pour les nettoyer).</text:p>
        </text:list-item>
        <text:list-item>
          <text:p text:style-name="P26">S'il s'agit d'un filtre simple, prendre pour modèle un des filtres suivants: GIF, JPEG, BMP, Texte.</text:p>
        </text:list-item>
        <text:list-item>
          <text:p text:style-name="P26">S'il s'agit d'un filtre complexe: PDF, RTF, Office.</text:p>
        </text:list-item>
        <text:list-item>
          <text:p text:style-name="P26">Le fichier doit être un module Python commençant par « Filtre_ », situé dans le sous-répertoire « Filtres » d'ExeFilter.</text:p>
        </text:list-item>
        <text:list-item>
          <text:p text:style-name="P26">Il doit contenir une classe dont le nom commence par « Filtre_ », qui hérite de la classe « Filtre.Filtre ».</text:p>
        </text:list-item>
        <text:list-item>
          <text:p text:style-name="P26">Cette classe doit posséder un attribut « extensions » contenant la liste des extensions autorisées pour ce format, en minuscules et incluant un point. </text:p>
        </text:list-item>
        <text:list-item>
          <text:p text:style-name="P26">Elle doit fournir une méthode « reconnait_format » qui retourne True si la structure interne du fichier correspond au format attendu.</text:p>
        </text:list-item>
        <text:list-item>
          <text:p text:style-name="P26">Elle doit enfin fournir une méthode « nettoyer » chargée d'analyser le format en profondeur (recherche de contenu actif si applicable). Cette méthode doit retourner un objet Resultat en fonction de l'analyse. Elle peut également modifier la copie temporaire du fichier en cas de nettoyage.</text:p>
        </text:list-item>
      </text:list>
      <text:p text:style-name="P1">Note: une documentation détaillée des différents modules et classes est disponible au format HTML dans le sous-répertoire « doc ».</text:p>
      <text:list xml:id="list41193685" text:continue-list="list41200908" text:style-name="L1">
        <text:list-item>
          <text:list>
            <text:list-item>
              <text:h text:style-name="P34" text:outline-level="2">Participer au développement</text:h>
            </text:list-item>
          </text:list>
        </text:list-item>
      </text:list>
      <text:p text:style-name="P1">Il est également possible de participer au développement pour améliorer diverses fonctionnalités ou intégrer ExeFilter dans d'autres applications (proxy HTTP, serveur de messagerie, etc.). Contactez l'équipe projet pour savoir quelles sont les développements déjà prévus et les besoins.</text:p>
      <text:list xml:id="list41196355" text:continue-numbering="true" text:style-name="L1">
        <text:list-item>
          <text:list>
            <text:list-item>
              <text:h text:style-name="P34" text:outline-level="2">Participer à la documentation</text:h>
            </text:list-item>
          </text:list>
        </text:list-item>
      </text:list>
      <text:p text:style-name="P1">Comme dans tout projet, la documentation est une tâche très importante et difficile. Tout(e) volontaire est le(la) bienvenu(e).</text:p>
      <text:list xml:id="list41210709" text:continue-numbering="true" text:style-name="L1">
        <text:list-item>
          <text:h text:style-name="P31" text:outline-level="1">Références</text:h>
        </text:list-item>
      </text:list>
      <text:list xml:id="list40495428" text:style-name="L15">
        <text:list-item>
          <text:p text:style-name="P29"><text:bookmark-start text:name="ref_SSTIC03"/><text:span text:style-name="T1">[SSTIC03]</text:span><text:bookmark-end text:name="ref_SSTIC03"/><text:span text:style-name="T1"> Formats de fichiers et code malveillant, P. Lagadec, SSTIC03, </text:span><text:a xlink:type="simple" xlink:href="http://actes.sstic.org/SSTIC03/Formats_de_fichiers/"><text:span text:style-name="T1">http://actes.sstic.org/SSTIC03/Formats_de_fichiers/</text:span></text:a><text:span text:style-name="T1"> <text:s/></text:span></text:p>
        </text:list-item>
        <text:list-item>
          <text:p text:style-name="P29"><text:bookmark-start text:name="ref_SSTIC04"/><text:bookmark text:name="Ref_SSTIC04"/><text:span text:style-name="T1">[SSTIC04]</text:span><text:bookmark-end text:name="ref_SSTIC04"/> <text:span text:style-name="T1">Filtrage de messagerie et analyse de contenu, P. Lagadec, SSTIC04, </text:span><text:a xlink:type="simple" xlink:href="http://actes.sstic.org/SSTIC04/Filtrage_messagerie/"><text:span text:style-name="T1">http://actes.sstic.org/SSTIC04/Filtrage_messagerie/</text:span></text:a><text:span text:style-name="T1"> </text:span><text:s/></text:p>
        </text:list-item>
        <text:list-item>
          <text:p text:style-name="P29"><text:bookmark-start text:name="ref_SSTIC06"/><text:span text:style-name="T3">[SSTIC06]</text:span><text:bookmark-end text:name="ref_SSTIC06"/><text:span text:style-name="T3"> Diode réseau et ExeFilter, P. Lagadec, SSTIC06, <text:line-break/></text:span><text:a xlink:type="simple" xlink:href="http://actes.sstic.org/SSTIC06/Diode_ExeFilter/"><text:span text:style-name="T3">http://actes.sstic.org/SSTIC06/Diode_ExeFilter/</text:span></text:a><text:span text:style-name="T3"> </text:span></text:p>
        </text:list-item>
      </text:list>
      <text:p text:style-name="P3"/>
      <text:p text:style-name="P1"/>
      <text:list xml:id="list41188092" text:continue-list="list41210709" text:style-name="L1">
        <text:list-item>
          <text:h text:style-name="P31" text:outline-level="1">Historique du document</text:h>
        </text:list-item>
      </text:list>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date</text:p>
            </table:table-cell>
            <table:table-cell table:style-name="Table1.A1" office:value-type="string">
              <text:p text:style-name="Table_20_Heading">version</text:p>
            </table:table-cell>
            <table:table-cell table:style-name="Table1.A1" office:value-type="string">
              <text:p text:style-name="Table_20_Heading">auteur</text:p>
            </table:table-cell>
            <table:table-cell table:style-name="Table1.D1" office:value-type="string">
              <text:p text:style-name="Table_20_Heading">modifications</text:p>
            </table:table-cell>
          </table:table-row>
        </table:table-header-rows>
        <table:table-row>
          <table:table-cell table:style-name="Table1.A2" office:value-type="string">
            <text:p text:style-name="Table_20_Contents">2008-03-03</text:p>
          </table:table-cell>
          <table:table-cell table:style-name="Table1.A2" office:value-type="string">
            <text:p text:style-name="Table_20_Contents">1</text:p>
          </table:table-cell>
          <table:table-cell table:style-name="Table1.A2" office:value-type="string">
            <text:p text:style-name="Table_20_Contents">P. Lagadec</text:p>
          </table:table-cell>
          <table:table-cell table:style-name="Table1.D2" office:value-type="string">
            <text:p text:style-name="Table_20_Contents">Création du document</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Tahoma1" svg:font-family="Tahoma"/>
    <style:font-face style:name="Courier New" svg:font-family="'Courier New'" style:font-family-generic="modern" style:font-pitch="fixed"/>
    <style:font-face style:name="Thorndale" svg:font-family="Thorndale" style:font-family-generic="roman" style:font-pitch="variable"/>
    <style:font-face style:name="Albany" svg:font-family="Albany"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en" fo:country="US" style:letter-kerning="true"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fr" fo:country="FR"/>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Text_20_body">
      <style:paragraph-properties fo:padding="0.049cm" fo:border="0.002cm solid #000000" style:shadow="none"/>
      <style:text-properties style:font-name="Courier New" fo:font-size="10pt" fo:language="zxx" fo:country="none" style:font-size-asian="10pt" style:font-size-complex="10pt"/>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style:name="Outline">
      <text:outline-level-style text:level="1" text:style-name="Numbering_20_Symbols" style:num-prefix=" " style:num-suffix=" " style:num-format="1">
        <style:list-level-properties text:min-label-distance="0.381cm"/>
      </text:outline-level-style>
      <text:outline-level-style text:level="2" text:style-name="Numbering_20_Symbols" style:num-prefix=" " style:num-suffix=" " style:num-format="1" text:display-levels="2">
        <style:list-level-properties text:min-label-distance="0.381cm"/>
      </text:outline-level-style>
      <text:outline-level-style text:level="3" text:style-name="Numbering_20_Symbols" style:num-prefix=" " style:num-suffix=" " style:num-format="">
        <style:list-level-properties text:min-label-distance="0.381cm"/>
      </text:outline-level-style>
      <text:outline-level-style text:level="4" text:style-name="Numbering_20_Symbols" style:num-prefix=" " style:num-suffix=" " style:num-format="1" text:display-levels="4">
        <style:list-level-properties text:min-label-distance="0.381cm"/>
      </text:outline-level-style>
      <text:outline-level-style text:level="5" text:style-name="Numbering_20_Symbols" style:num-prefix=" " style:num-suffix=" " style:num-format="1" text:display-levels="5">
        <style:list-level-properties text:min-label-distance="0.381cm"/>
      </text:outline-level-style>
      <text:outline-level-style text:level="6" text:style-name="Numbering_20_Symbols" style:num-prefix=" " style:num-suffix=" " style:num-format="1" text:display-levels="6">
        <style:list-level-properties text:min-label-distance="0.381cm"/>
      </text:outline-level-style>
      <text:outline-level-style text:level="7" text:style-name="Numbering_20_Symbols" style:num-prefix=" " style:num-suffix=" " style:num-format="1" text:display-levels="7">
        <style:list-level-properties text:min-label-distance="0.381cm"/>
      </text:outline-level-style>
      <text:outline-level-style text:level="8" text:style-name="Numbering_20_Symbols" style:num-prefix=" " style:num-suffix=" " style:num-format="1" text:display-levels="8">
        <style:list-level-properties text:min-label-distance="0.381cm"/>
      </text:outline-level-style>
      <text:outline-level-style text:level="9" text:style-name="Numbering_20_Symbols" style:num-prefix=" " style:num-suffix=" " style:num-format="1" text:display-levels="9">
        <style:list-level-properties text:min-label-distance="0.381cm"/>
      </text:outline-level-style>
      <text:outline-level-style text:level="10" text:style-name="Numbering_20_Symbols" style:num-prefix=" " style:num-suffix=" " style:num-format="1" text:display-levels="10">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7-11-02T18:40:57</meta:creation-date>
    <dc:date>2009-11-02T21:09:30.01</dc:date>
    <meta:editing-cycles>16</meta:editing-cycles>
    <meta:editing-duration>PT68H47M10S</meta:editing-duration>
    <dc:creator>Philippe Lagadec</dc:creator>
    <meta:document-statistic meta:table-count="2" meta:image-count="0" meta:object-count="0" meta:page-count="17" meta:paragraph-count="530" meta:word-count="4365" meta:character-count="29544"/>
    <meta:user-defined meta:name="Info 1"/>
    <meta:user-defined meta:name="Info 2"/>
    <meta:user-defined meta:name="Info 3"/>
    <meta:user-defined meta:name="Info 4"/>
  </office:meta>
</office:document-meta>
</file>